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8ed8" officeooo:paragraph-rsid="00158ed8"/>
    </style:style>
    <style:style style:name="P2" style:family="paragraph" style:parent-style-name="Standard">
      <style:text-properties officeooo:rsid="00158ed8" officeooo:paragraph-rsid="00158ed8"/>
    </style:style>
    <style:style style:name="P3" style:family="paragraph" style:parent-style-name="Standard">
      <style:text-properties officeooo:rsid="00158ed8" officeooo:paragraph-rsid="001dec0b"/>
    </style:style>
    <style:style style:name="T1" style:family="text">
      <style:text-properties officeooo:rsid="001ad1c1"/>
    </style:style>
    <style:style style:name="T2" style:family="text">
      <style:text-properties officeooo:rsid="001dec0b"/>
    </style:style>
    <style:style style:name="T3" style:family="text">
      <style:text-properties officeooo:rsid="001f70f8"/>
    </style:style>
    <style:style style:name="T4" style:family="text">
      <style:text-properties officeooo:rsid="0020b9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5. IPO.</text:p>
      <text:p text:style-name="P1"/>
      <text:p text:style-name="P1"/>
      <text:p text:style-name="P1">Principios del diseño interactivo:</text:p>
      <text:p text:style-name="P1"/>
      <text:p text:style-name="P3">Consistencia: La consistencia es el seguimiento de unas reglas de diseño visual y de interacción coherentes dentro de una página web. Por ejemplo, que no haya colores fuera de lugar, o que al pulsar un botón, te lleve al sitio que pone el botón. <text:span text:style-name="T2">X presenta una interfaz consistente sin nada que salga de tono.</text:span></text:p>
      <text:p text:style-name="P3"><text:a xlink:type="simple" xlink:href="https://x.com/" text:style-name="Internet_20_link" text:visited-style-name="Visited_20_Internet_20_Link">https://x.com/</text:a></text:p>
      <text:p text:style-name="P3"/>
      <text:p text:style-name="P1">Aprendizaje: El apartado de aprendizaje consiste en que el usuario no tenga que aprender nada nuevo para usar la página. Es decir, <text:span text:style-name="T3">seguir estándares, y si se añaden cosas nuevas, explicarlas para que se entiendan fácilmente</text:span><text:span text:style-name="T1">. </text:span><text:span text:style-name="T2">Instagram es similar a otras páginas web.</text:span></text:p>
      <text:p text:style-name="P1"><text:a xlink:type="simple" xlink:href="https://www.instagram.com/" text:style-name="Internet_20_link" text:visited-style-name="Visited_20_Internet_20_Link">https://www.instagram.com/</text:a></text:p>
      <text:p text:style-name="P1"/>
      <text:p text:style-name="P1">Usabilidad: La usabilidad es la facilidad de uso que tiene la página. Ejemplos serían agregar buscadores y filtros para encontrar elementos de interés. <text:span text:style-name="T2">Tik tok es sencillo de utilizar.</text:span></text:p>
      <text:p text:style-name="P1"><text:a xlink:type="simple" xlink:href="https://www.tiktok.com/es/" text:style-name="Internet_20_link" text:visited-style-name="Visited_20_Internet_20_Link">https://www.tiktok.com/es/</text:a></text:p>
      <text:p text:style-name="P1"/>
      <text:p text:style-name="P1">Previsión: La previsión es anticiparse a las necesidades del usuario, de forma que la página cumpla con sus necesidades cuando salga. <text:span text:style-name="T2">Amazon con su opción de reembolso, pues es lo que se espera de una página </text:span><text:span text:style-name="T4">de compra y venta.</text:span></text:p>
      <text:p text:style-name="P1"><text:a xlink:type="simple" xlink:href="https://www.amazon.es/" text:style-name="Internet_20_link" text:visited-style-name="Visited_20_Internet_20_Link">https://www.amazon.es/</text:a></text:p>
      <text:p text:style-name="P1"/>
      <text:p text:style-name="P1">Retroalimentación: La retroalimentación son las respuestas que da la página para entenderla. Por ejemplo, mensajes de que falta algo que seleccionar, o un botón que cambia de color cuando fue pulsado. <text:span text:style-name="T2">Google Documentos te avisa con un mensaje de guardado cada vez que se realiza un cambio.</text:span></text:p>
      <text:p text:style-name="P1"><text:a xlink:type="simple" xlink:href="https://docs.google.com/document/d/1UrG7IShBCkv-fmLAmi-8pv93HoMxeK4yjYfJPFbO8vY/edit?hl=es" text:style-name="Internet_20_link" text:visited-style-name="Visited_20_Internet_20_Link">https://docs.google.com/document/d/1UrG7IShBCkv-fmLAmi-8pv93HoMxeK4yjYfJPFbO8vY/edit?hl=es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9:22:01.612000000</meta:creation-date>
    <dc:date>2024-09-30T10:07:02.216000000</dc:date>
    <meta:editing-duration>PT37M54S</meta:editing-duration>
    <meta:editing-cycles>8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12" meta:word-count="226" meta:character-count="1503" meta:non-whitespace-character-count="1289"/>
  </office:meta>
</office:document-meta>
</file>